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paragraph-properties fo:margin-top="0in" fo:margin-bottom="0in" style:contextual-spacing="false"/>
    </style:style>
    <style:style style:name="P3" style:family="paragraph" style:parent-style-name="Text_20_body" style:list-style-name="L4"/>
    <style:style style:name="P4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Mon - Sat: 9:30 am - 7:30 pm Sunday: 10:00 am - 6:30 pm </text:p>
      <text:p text:style-name="Standard"/>
      <text:list xml:id="list473387338" text:style-name="L2">
        <text:list-item>
          <text:p text:style-name="P2">Mon - Sat: 9:30 am - 7:30 pm </text:p>
        </text:list-item>
        <text:list-item>
          <text:p text:style-name="P1">Sunday: 10:00 am - 6:30 pm </text:p>
        </text:list-item>
      </text:list>
      <text:p text:style-name="Standard"><text:s text:c="5"/>Mon - Sat: 9:30 am - 7:30 pm Sunday: 10:00 am - 6:30 pm </text:p>
      <text:p text:style-name="Standard"/>
      <text:list xml:id="list597255256" text:style-name="L4">
        <text:list-item>
          <text:p text:style-name="P4">Mon - Sat: 9:30 am - 7:30 pm </text:p>
        </text:list-item>
        <text:list-item>
          <text:p text:style-name="P3">Sunday: 10:00 am - 6:30 pm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22:46:40.777000000</meta:creation-date>
    <dc:date>2024-11-04T17:47:44.373000000</dc:date>
    <meta:editing-duration>P2DT19H1M4S</meta:editing-duration>
    <meta:editing-cycles>2</meta:editing-cycles>
    <meta:document-statistic meta:table-count="0" meta:image-count="0" meta:object-count="0" meta:page-count="1" meta:paragraph-count="6" meta:word-count="60" meta:character-count="238" meta:non-whitespace-character-count="172"/>
    <meta:generator>LibreOffice/7.5.0.3$Windows_X86_64 LibreOffice_project/c21113d003cd3efa8c53188764377a8272d9d6de</meta:generator>
  </office:meta>
</office:document-meta>
</file>